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9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1 Desktop-Fräse, UniProKit UPKlib V2.06</text:p>
          </table:table-cell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10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1" office:value-type="string" calcext:value-type="string">
            <text:p>Quantity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11" office:value-type="string" calcext:value-type="string">
            <text:p>Pos</text:p>
          </table:table-cell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d</text:p>
          </table:table-cell>
          <table:table-cell table:number-columns-repeated="2"/>
          <table:table-cell office:value-type="float" office:value="21040802" calcext:value-type="float">
            <text:p>2104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 Mutter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mm, M3 ISO 476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rriageplate-mgn12b</text:p>
          </table:table-cell>
          <table:table-cell table:number-columns-repeated="2"/>
          <table:table-cell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 f. MGN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m, M3 ISO 476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evctrl-holder</text:p>
          </table:table-cell>
          <table:table-cell table:number-columns-repeated="2"/>
          <table:table-cell office:value-type="float" office:value="21040801" calcext:value-type="float">
            <text:p>2104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er f. revctrl500wspindel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ammermutter-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mermutter, M3, Slot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imitflag</text:p>
          </table:table-cell>
          <table:table-cell table:number-columns-repeated="2"/>
          <table:table-cell office:value-type="float" office:value="21051901" calcext:value-type="float">
            <text:p>21051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endstop-marker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2"/>
          <table:table-cell office:value-type="float" office:value="21051902" calcext:value-type="float">
            <text:p>21051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hülle 50cm u. 70cm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imitdistancer</text:p>
          </table:table-cell>
          <table:table-cell table:number-columns-repeated="2"/>
          <table:table-cell office:value-type="float" office:value="21051903" calcext:value-type="float">
            <text:p>21051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tandhalter f. x-limitswitch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annzangen-Set</text:p>
          </table:table-cell>
          <table:table-cell table:number-columns-repeated="2"/>
          <table:table-cell table:style-name="ce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11 Spannzangen m1-7 u. Halter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ML, SP</text:p>
          </table:table-cell>
        </table:table-row>
        <table:table-row table:style-name="ro1" table:number-rows-repeated="2">
          <table:table-cell table:style-name="Default" table:number-columns-repeated="9"/>
          <table:table-cell table:style-name="ce10"/>
          <table:table-cell table:style-name="Default"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00.00.0000</text:date>, <text:time style:data-style-name="N2" text:time-value="00:43:56.7594311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5-20T00:57:18.553827897</dc:date>
    <dc:creator>os </dc:creator>
    <meta:editing-duration>P3DT17H2M17S</meta:editing-duration>
    <meta:editing-cycles>404</meta:editing-cycles>
    <meta:generator>LibreOffice/5.2.7.2$Linux_X86_64 LibreOffice_project/20m0$Build-2</meta:generator>
    <meta:printed-by>os </meta:printed-by>
    <meta:print-date>2021-04-09T17:57:44.217978470</meta:print-date>
    <meta:document-statistic meta:table-count="1" meta:cell-count="529" meta:object-count="0"/>
  </office:meta>
</office:document-meta>
</file>